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477cm" style:rel-column-width="18890*"/>
    </style:style>
    <style:style style:name="Table1.B" style:family="table-column">
      <style:table-column-properties style:column-width="13.524cm" style:rel-column-width="46645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2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06.png" xlink:type="simple" xlink:show="embed" xlink:actuate="onLoad"/></draw:frame></text:p>
          </table:table-cell>
          <table:table-cell table:style-name="Table1.B1" office:value-type="string">
            <text:h text:style-name="P7" text:outline-level="1">Дискретные переменные состоя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5.211cm" svg:height="1.769cm" draw:z-index="1"><draw:image xlink:href="../images/0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писание многомерной линейной динамической системы в матричной форме:</text:p>
            <text:p text:style-name="P4"><draw:frame draw:style-name="fr3" draw:name="Объект1" text:anchor-type="as-char" svg:width="6.484cm" svg:height="1.265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>где <text:span text:style-name="T3">A, B, C, D</text:span><text:span text:style-name="T1"> </text:span>– матриц<text:span text:style-name="T5">ы, а именно:</text:span> собственная матрица, матрица входа, матрица выхода и матрица обхода, соответственно; <text:span text:style-name="T3">x[k]</text:span><text:span text:style-name="T1"> </text:span>– вектор переменных состояния <text:span text:style-name="T1">(</text:span><text:span text:style-name="T5">размерностью</text:span><text:span text:style-name="T5"><draw:frame draw:style-name="fr3" draw:name="Object3" text:anchor-type="as-char" svg:width="1.145cm" svg:height="0.62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">)</text:span>; <text:span text:style-name="T10">u</text:span><text:span text:style-name="T3">[k] </text:span>– вектор входа <text:span text:style-name="T1">(</text:span><text:span text:style-name="T5">размерностью</text:span><draw:frame draw:style-name="fr3" draw:name="Object5" text:anchor-type="as-char" svg:width="1.139cm" svg:height="0.621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1">)</text:span>; <text:span text:style-name="T3">y[k] </text:span>– вектор выхода, <text:span text:style-name="T1">(</text:span><text:span text:style-name="T5">размерностью</text:span><draw:frame draw:style-name="fr3" draw:name="Object7" text:anchor-type="as-char" svg:width="1.161cm" svg:height="0.621cm" draw:z-index="5"><draw:object xlink:href="./Object 9" xlink:type="simple" xlink:show="embed" xlink:actuate="onLoad"/><draw:image xlink:href="./ObjectReplacements/Object 9" xlink:type="simple" xlink:show="embed" xlink:actuate="onLoad"/></draw:frame><text:span text:style-name="T1">)</text:span>.</text:p>
            <text:p text:style-name="P3">Размерность матрицы <text:span text:style-name="T3">A</text:span><text:span text:style-name="T1"> –</text:span><draw:frame draw:style-name="fr3" draw:name="Object8" text:anchor-type="as-char" svg:width="2.164cm" svg:height="0.621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 .</text:p>
            <text:p text:style-name="P3">Размерность матрицы <text:span text:style-name="T3">B</text:span><text:span text:style-name="T1"> –</text:span><draw:frame draw:style-name="fr3" draw:name="Object9" text:anchor-type="as-char" svg:width="2.157cm" svg:height="0.62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3">Размерность матрицы <text:span text:style-name="T3">C</text:span><text:span text:style-name="T1"> –</text:span><draw:frame draw:style-name="fr3" draw:name="Object10" text:anchor-type="as-char" svg:width="2.178cm" svg:height="0.621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<text:p text:style-name="P3">Размерность матрицы <text:span text:style-name="T3">D</text:span><text:span text:style-name="T1"> –</text:span><draw:frame draw:style-name="fr3" draw:name="Object11" text:anchor-type="as-char" svg:width="2.173cm" svg:height="0.621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<text:p text:style-name="P3"><text:span text:style-name="T6">Примечания</text:span><text:span text:style-name="T5">:</text:span></text:p>
            <text:list xml:id="list8878877471302479177" text:style-name="L1">
              <text:list-item>
                <text:p text:style-name="P8">1-е число в квадратных скобках – количество столбцов, 2-е число – количество строк.</text:p>
              </text:list-item>
              <text:list-item>
                <text:p text:style-name="P10"><text:span text:style-name="T9">Если блок имеет 1 вход и 1 выход (</text:span><text:span text:style-name="T9"><draw:frame draw:style-name="fr3" draw:name="Объект2" text:anchor-type="as-char" svg:width="3.157cm" svg:height="0.621cm" draw:z-index="1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9">), </text:span><text:span text:style-name="T4">D = 0</text:span><text:span text:style-name="T2"> </text:span><text:span text:style-name="T7">и, соответственно, 7-я строка – </text:span><text:span text:style-name="T2">[</text:span><text:span text:style-name="T7">0</text:span><text:span text:style-name="T2">]</text:span><text:span text:style-name="T7">.</text:span></text:p>
              </text:list-item>
              <text:list-item>
                <text:p text:style-name="P10"><text:span text:style-name="T7">В «сборе» матрицы </text:span><text:span text:style-name="T4">A, B, C, D </text:span><text:span text:style-name="T7">образуют «прямоугольник», размерностью: строк – </text:span><text:span text:style-name="T7"><draw:frame draw:style-name="fr3" draw:name="Объект5" text:anchor-type="as-char" svg:width="2.214cm" svg:height="0.621cm" draw:z-index="1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7">, столбцов –</text:span><text:span text:style-name="T7"><draw:frame draw:style-name="fr3" draw:name="Объект6" text:anchor-type="as-char" svg:width="2.193cm" svg:height="0.621cm" draw:z-index="12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11"><text:span text:style-name="T2">Для правильной работы данного блока необходимо задать максимальный шаг интегрирования не больше, чем </text:span><text:span text:style-name="T4">0,5·T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 </text:span><text:span text:style-name="T4">T = k·h</text:span><text:span text:style-name="T2">, </text:span><text:span text:style-name="T9">где </text:span><text:span text:style-name="T4">k, h</text:span><text:span text:style-name="T2"> </text:span><text:span text:style-name="T9">–</text:span><text:span text:style-name="T2"> </text:span><text:span text:style-name="T9">целое число и шаг интегрирования</text:span><text:span text:style-name="T2">.</text:span></text:p>
              </text:list-item>
            </text:list>
            <text:p text:style-name="P3">Вход и выход блока – векторные сигналы <text:span text:style-name="T1">(</text:span>размерностью<draw:frame draw:style-name="fr3" draw:name="Object13" text:anchor-type="as-char" svg:width="1.139cm" svg:height="0.62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3" draw:name="Object14" text:anchor-type="as-char" svg:width="1.161cm" svg:height="0.62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, <text:span text:style-name="T1">соответственно).</text:span></text:p>
            <text:p text:style-name="P3"><text:span text:style-name="T8">Свойства</text:span>:</text:p>
            <text:list xml:id="list3474364071920657645" text:style-name="L2">
              <text:list-item>
                <text:p text:style-name="P12"><text:span text:style-name="T9">Период квантования – период квантования расчета блока </text:span><text:span text:style-name="T4">T</text:span><text:span text:style-name="T9">.</text:span></text:p>
              </text:list-item>
              <text:list-item>
                <text:p text:style-name="P13"><text:span text:style-name="T9">Число переменных состояния – </text:span><text:span text:style-name="T9"><draw:frame draw:style-name="fr3" draw:name="Object15" text:anchor-type="as-char" svg:width="0.806cm" svg:height="0.621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13"><text:span text:style-name="T9">Число входных воздействий –</text:span><text:span text:style-name="T9"><draw:frame draw:style-name="fr3" draw:name="Object16" text:anchor-type="as-char" svg:width="0.801cm" svg:height="0.621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13"><text:span text:style-name="T9">Число выходов –</text:span><text:span text:style-name="T9"><draw:frame draw:style-name="fr3" draw:name="Object17" text:anchor-type="as-char" svg:width="0.82cm" svg:height="0.62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9"><text:soft-page-break/>Матрица A(Nx·Nx).</text:p>
              </text:list-item>
              <text:list-item>
                <text:p text:style-name="P9">Матрица B(Nu·Nx).</text:p>
              </text:list-item>
              <text:list-item>
                <text:p text:style-name="P9">Матрица C(Nx·Ny).</text:p>
              </text:list-item>
              <text:list-item>
                <text:p text:style-name="P9">Матрица D(Nu·Ny).</text:p>
              </text:list-item>
              <text:list-item>
                <text:p text:style-name="P9">Начальные условия (Nx) – вектор начальных условий, размерностью <draw:frame draw:style-name="fr3" draw:name="Object18" text:anchor-type="as-char" svg:width="1.145cm" svg:height="0.621cm" draw:z-index="18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 переменные состояния</dc:title>
    <dc:date>2014-12-25T10:18:00.11</dc:date>
    <meta:generator>OpenOffice/4.1.1$Win32 OpenOffice.org_project/411m6$Build-9775</meta:generator>
    <meta:editing-duration>PT7H2M11S</meta:editing-duration>
    <meta:editing-cycles>164</meta:editing-cycles>
    <meta:document-statistic meta:table-count="1" meta:image-count="2" meta:object-count="17" meta:page-count="2" meta:paragraph-count="29" meta:word-count="233" meta:character-count="141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10/content.xml><?xml version="1.0" encoding="utf-8"?>
<math xmlns="http://www.w3.org/1998/Math/MathML">
  <semantics>
    <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[N_x times N_x]</annotation>
  </semantics>
</math>
</file>

<file path=Object 11/content.xml><?xml version="1.0" encoding="utf-8"?>
<math xmlns="http://www.w3.org/1998/Math/MathML">
  <semantics>
    <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[N_u times N_x]</annotation>
  </semantics>
</math>
</file>

<file path=Object 12/content.xml><?xml version="1.0" encoding="utf-8"?>
<math xmlns="http://www.w3.org/1998/Math/MathML">
  <semantics>
    <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[N_x times N_y]</annotation>
  </semantics>
</math>
</file>

<file path=Object 13/content.xml><?xml version="1.0" encoding="utf-8"?>
<math xmlns="http://www.w3.org/1998/Math/MathML">
  <semantics>
    <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[N_u times N_y]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6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7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8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9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o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A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,</mi>
                </mrow>
              </mtd>
            </mtr>
            <mtr>
              <mtd>
                <mrow>
                  <mi>y</mi>
                  <mrow>
                    <mo stretchy="false">[</mo>
                    <mrow>
                      <mi>k</mi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C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;</mi>
                </mrow>
              </mtd>
            </mtr>
          </mtable>
        </mrow>
      </mrow>
    </mrow>
    <annotation encoding="StarMath 5.0">left lbrace stack{
alignl x[k+1]  ~=~ A cdot x[k] + B cdot u[k], #
alignl y[k]~~~ ~=~ C cdot x[k] + D cdot u[k];  }
right none
</annotation>
  </semantics>
</math>
</file>

<file path=Object 20/content.xml><?xml version="1.0" encoding="utf-8"?>
<math xmlns="http://www.w3.org/1998/Math/MathML">
  <semantics>
    <mrow>
      <mrow>
        <msub>
          <mi>N</mi>
          <mi>u</mi>
        </msub>
        <mo stretchy="false">=</mo>
        <mn>1,</mn>
      </mrow>
      <mi/>
      <mrow>
        <msub>
          <mi>N</mi>
          <mi>y</mi>
        </msub>
        <mo stretchy="false">=</mo>
        <mn>1</mn>
      </mrow>
    </mrow>
    <annotation encoding="StarMath 5.0">N_u=1,~N_y=1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y</mi>
            </msub>
          </mrow>
        </mrow>
        <mo stretchy="false">)</mo>
      </mrow>
    </mrow>
    <annotation encoding="StarMath 5.0">(N_x+N_y)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u</mi>
            </msub>
          </mrow>
        </mrow>
        <mo stretchy="false">)</mo>
      </mrow>
    </mrow>
    <annotation encoding="StarMath 5.0">(N_x+N_u)</annotation>
  </semantics>
</math>
</file>

<file path=Object 5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7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9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